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7f1f" officeooo:paragraph-rsid="00077f1f"/>
    </style:style>
    <style:style style:name="P2" style:family="paragraph" style:parent-style-name="Footer">
      <style:paragraph-properties fo:text-align="center" style:justify-single-word="false"/>
      <style:text-properties officeooo:rsid="00077f1f" officeooo:paragraph-rsid="00077f1f"/>
    </style:style>
    <style:style style:name="P3" style:family="paragraph" style:parent-style-name="Standard">
      <style:paragraph-properties fo:margin-top="0cm" fo:margin-bottom="0.3cm" style:contextual-spacing="false" fo:line-height="100%" fo:text-align="center" style:justify-single-word="false"/>
      <style:text-properties fo:font-weight="bold" officeooo:rsid="00077f1f" officeooo:paragraph-rsid="00077f1f" style:font-weight-asian="bold" style:font-weight-complex="bold"/>
    </style:style>
    <style:style style:name="P4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bold" officeooo:rsid="00077f1f" officeooo:paragraph-rsid="00077f1f" style:font-weight-asian="bold" style:font-weight-complex="bold"/>
    </style:style>
    <style:style style:name="P5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bold" officeooo:rsid="000ab207" officeooo:paragraph-rsid="000ab207" style:font-weight-asian="bold" style:font-weight-complex="bold"/>
    </style:style>
    <style:style style:name="P6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bold" officeooo:rsid="000adec2" officeooo:paragraph-rsid="000adec2" style:font-weight-asian="bold" style:font-weight-complex="bold"/>
    </style:style>
    <style:style style:name="P7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77f1f" officeooo:paragraph-rsid="00077f1f" style:font-weight-asian="normal" style:font-weight-complex="normal"/>
    </style:style>
    <style:style style:name="P8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77f1f" officeooo:paragraph-rsid="001448d2" style:font-weight-asian="normal" style:font-weight-complex="normal"/>
    </style:style>
    <style:style style:name="P9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979fe" officeooo:paragraph-rsid="000979fe" style:font-weight-asian="normal" style:font-weight-complex="normal"/>
    </style:style>
    <style:style style:name="P10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ab207" officeooo:paragraph-rsid="000ab207" style:font-weight-asian="normal" style:font-weight-complex="normal"/>
    </style:style>
    <style:style style:name="P11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adec2" officeooo:paragraph-rsid="000adec2" style:font-weight-asian="normal" style:font-weight-complex="normal"/>
    </style:style>
    <style:style style:name="P12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c9236" officeooo:paragraph-rsid="000c9236" style:font-weight-asian="normal" style:font-weight-complex="normal"/>
    </style:style>
    <style:style style:name="P13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e8ad4" officeooo:paragraph-rsid="000e8ad4" style:font-weight-asian="normal" style:font-weight-complex="normal"/>
    </style:style>
    <style:style style:name="P14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10b91b" officeooo:paragraph-rsid="0010b91b" style:font-weight-asian="normal" style:font-weight-complex="normal"/>
    </style:style>
    <style:style style:name="P15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0a7cb1" officeooo:paragraph-rsid="000a7cb1" style:font-weight-asian="normal" style:font-weight-complex="normal"/>
    </style:style>
    <style:style style:name="P16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1448d2" officeooo:paragraph-rsid="001448d2" style:font-weight-asian="normal" style:font-weight-complex="normal"/>
    </style:style>
    <style:style style:name="P17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10ae9f" officeooo:paragraph-rsid="0010ae9f" style:font-weight-asian="normal" style:font-weight-complex="normal"/>
    </style:style>
    <style:style style:name="P18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font-weight="normal" officeooo:rsid="00158fb6" officeooo:paragraph-rsid="00158fb6" style:font-weight-asian="normal" style:font-weight-complex="normal"/>
    </style:style>
    <style:style style:name="T1" style:family="text">
      <style:text-properties officeooo:rsid="000979fe"/>
    </style:style>
    <style:style style:name="T2" style:family="text">
      <style:text-properties officeooo:rsid="000adec2"/>
    </style:style>
    <style:style style:name="T3" style:family="text">
      <style:text-properties officeooo:rsid="000c7f1c"/>
    </style:style>
    <style:style style:name="T4" style:family="text">
      <style:text-properties officeooo:rsid="000e8ad4"/>
    </style:style>
    <style:style style:name="T5" style:family="text">
      <style:text-properties officeooo:rsid="000ec0db"/>
    </style:style>
    <style:style style:name="T6" style:family="text">
      <style:text-properties officeooo:rsid="00111170"/>
    </style:style>
    <style:style style:name="T7" style:family="text">
      <style:text-properties officeooo:rsid="00141d6e"/>
    </style:style>
    <style:style style:name="T8" style:family="text">
      <style:text-properties officeooo:rsid="00077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пецификация к лабораторной работе №2</text:p>
      <text:p text:style-name="P4">1. Общая информация</text:p>
      <text:p text:style-name="P7">1.1. Класс ArithmeticExpression осуществляет расшифровку и вычисление корректно записанного арифметического выражения. Выражение передается в конструктор в виде строки символов.</text:p>
      <text:p text:style-name="P7">1.2. Класс InvolutionExpression наследуется от класса ArithmeticExpression и производит операцию возведения числа в степень. Основание и степень передаются в конструктор в виде двух чисел: double и int соответственно, либо через бинарный файл, созданный отдельной программой, написанной на языке C, в этом случае в конструктор передается имя файла.</text:p>
      <text:p text:style-name="P9">Язык реализации — Java.</text:p>
      <text:p text:style-name="P4">2. Интерфейс</text:p>
      <text:p text:style-name="P7">2.1. ArithmeticExpression</text:p>
      <text:p text:style-name="P7">2.1.<text:span text:style-name="T3">1</text:span>. ArithmeticExpression(double constant) — инициализирует <text:span text:style-name="T7">экземпляр </text:span>класс<text:span text:style-name="T7">а</text:span> как константу</text:p>
      <text:p text:style-name="P7">2.1.<text:span text:style-name="T3">2</text:span>. ArithmeticExpression(String expression) — инициализирует <text:span text:style-name="T7">экземпляр</text:span> класс<text:span text:style-name="T7">а</text:span> арифметическим выражением</text:p>
      <text:p text:style-name="P7">2.1.<text:span text:style-name="T3">2</text:span>.1. throws Throwable</text:p>
      <text:p text:style-name="P8">2.1.<text:span text:style-name="T3">3</text:span>. calculate() — вычисляет выражение, переданное <text:span text:style-name="T7">экземпляру </text:span>класс<text:span text:style-name="T7">а</text:span> в конструкторе, либо возвращает переданную в конструкторе константу</text:p>
      <text:p text:style-name="P15">2.1.<text:span text:style-name="T3">3</text:span>.1. throws Throwable</text:p>
      <text:p text:style-name="P16">2.1.4. getExpression() <text:span text:style-name="T8">—</text:span> возвращает строку, описывающую выражение в польской нотации</text:p>
      <text:p text:style-name="P7">2.2. InvolutionExpression</text:p>
      <text:p text:style-name="P7">2.2.1. <text:span text:style-name="T1">InvolutionExpression(String fileName) — инициализирует экземпляр класса значениями из бинарного файла fileName</text:span></text:p>
      <text:p text:style-name="P9">2.2.1.1. throws FileNotFoundException, IOException, Throwable</text:p>
      <text:p text:style-name="P9">2.2.2. InvolutionExpression(double constant) — наследует ArithmeticExpression(double constant) без изменений</text:p>
      <text:p text:style-name="P9">2.2.3. InvolutionExpression(double base, int power) — инициализирует <text:span text:style-name="T7">экземпляр</text:span> класс<text:span text:style-name="T7">а</text:span> значениями основания и степени числа</text:p>
      <text:p text:style-name="P9">2.2.4. calculate() — унаследованный метод</text:p>
      <text:p text:style-name="P16">2.2.5. getExpression() <text:span text:style-name="T8">—</text:span> унаследованный метод</text:p>
      <text:p text:style-name="P6">3. Функциональные требования</text:p>
      <text:p text:style-name="P11">3.1. ArithmeticExpression</text:p>
      <text:p text:style-name="P11">3.1.1.<text:span text:style-name="T3"> Если при инициализации выражение содержит недопустимые символы (любые символы кроме ASCII 40-43, 45-57), либо символы располагаются в недопустимой </text:span><text:soft-page-break/><text:span text:style-name="T3">последовательности (два арифметических знака подряд, открывающая скобка сразу после цифры, и т. д.), то конструктор бросает исключение типа Throwable с сообщением «Incorrect expression»</text:span></text:p>
      <text:p text:style-name="P12">3.1.2. Если вычисленное значение правой части выражения деления по модулю меньше или равно минимальному положительному значению типа double, то функция бросает исключение типа Throwable с сообщением «Calculation error: division by zero»</text:p>
      <text:p text:style-name="P17">3.1.3. Если введенное выражение корректно и при вычислении не происходит ошибок, то вычисление должно возвращать корректный результат.</text:p>
      <text:p text:style-name="P18">3.1.4. Если введенное выражение корректно, то метод getExpression должен вывести выражение в префиксной нотации</text:p>
      <text:p text:style-name="P12">3.2 InvolutionExpression</text:p>
      <text:p text:style-name="P12">3.2.1. <text:span text:style-name="T4">Если при инициализации указанного файла не существует, он является директорией или не может быть открыт для чтения по какой-либо иной причине, то конструктор должен бросить исключение типа FileNotFoundException</text:span></text:p>
      <text:p text:style-name="P13">3.2.2. Если при чтении файла возникает ошибка ввода-вывода, то конструктор должен бросить исключение типа IOException</text:p>
      <text:p text:style-name="P14">3.2.3. Если файл существует и корректно читается, <text:span text:style-name="T6">либо инициализация производилась двумя числами напрямую</text:span>, то вычисление должно возвращать корректный результат</text:p>
      <text:p text:style-name="P5"><text:span text:style-name="T2">4</text:span>. Реализация</text:p>
      <text:p text:style-name="P10"><text:span text:style-name="T2">4</text:span>.1. ArithmeticExpression</text:p>
      <text:p text:style-name="P10">При инициализации выражением производится проверка на наличие недопустимых символов и на корректность выражения, после чего выражение делится на два по одной из арифметических операций верхнего уровня. При этом предпочтение отдается операциям сложения и вычитания. В классе сохраняется тип операции, по которой проходит разделение и создается два объекта ArithmeticExpression, инициализируемые левой и правой частью выражения соответственно. Если выражение состоит из одного числа (возможно наличие скобок), то класс инициализируется константой. Таким образом, выражение рекурсивно разбирается в <text:span text:style-name="T5">бинарное</text:span> дерево. Вычисление проводится в обратной последовательности.</text:p>
      <text:p text:style-name="P10"><text:span text:style-name="T2">4</text:span>.2. InvolutionExpression</text:p>
      <text:p text:style-name="P10">Инициализация может проводиться передачей основания и степени непосредственно, либо через бинарный файл. Во втором случае значения извлекаются из файла и инициализация продолжается по первому варианту. <text:span text:style-name="T5">Выражение инициализируется как константа (при степенях 0 и 1), либо как выражение произведения с константой в левой части и возведением числа в степень в правой (со степенью на единицу меньше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7f1f" officeooo:paragraph-rsid="00077f1f"/>
    </style:style>
    <style:style style:name="MP2" style:family="paragraph" style:parent-style-name="Footer">
      <style:paragraph-properties fo:text-align="center" style:justify-single-word="false"/>
      <style:text-properties officeooo:rsid="00077f1f" officeooo:paragraph-rsid="00077f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Меренков Всеволод, К4-221</text:p>
      </style:header>
      <style:footer>
        <text:p text:style-name="MP2">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dan </meta:initial-creator>
    <meta:creation-date>2014-04-28T11:12:29.314165793</meta:creation-date>
    <dc:date>2014-05-22T00:10:23.688866213</dc:date>
    <dc:creator>Loredan </dc:creator>
    <meta:editing-duration>P2DT21H47M51S</meta:editing-duration>
    <meta:editing-cycles>8</meta:editing-cycles>
    <meta:generator>LibreOffice/4.2.3.3$Linux_X86_64 LibreOffice_project/420m0$Build-3</meta:generator>
    <meta:document-statistic meta:table-count="0" meta:image-count="0" meta:object-count="0" meta:page-count="2" meta:paragraph-count="37" meta:word-count="494" meta:character-count="4171" meta:non-whitespace-character-count="3704"/>
  </office:meta>
</office:document-meta>
</file>